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8">
      <style:text-properties fo:font-weight="normal" style:font-weight-asian="normal" style:font-weight-complex="normal"/>
    </style:style>
    <style:style style:name="ce2" style:family="table-cell" style:parent-style-name="Default" style:data-style-name="N38"/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1" table:default-cell-style-name="ce9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date" office:date-value="2021-06-03" calcext:value-type="date">
            <text:p>03 June 2021</text:p>
          </table:table-cell>
          <table:table-cell table:style-name="ce2" office:value-type="date" office:date-value="2021-06-04" calcext:value-type="date">
            <text:p>04 June 2021</text:p>
          </table:table-cell>
          <table:table-cell table:style-name="ce2" office:value-type="date" office:date-value="2021-06-05" calcext:value-type="date">
            <text:p>05 June 2021</text:p>
          </table:table-cell>
          <table:table-cell table:style-name="ce2" office:value-type="date" office:date-value="2021-06-07" calcext:value-type="date">
            <text:p>07 June 2021</text:p>
          </table:table-cell>
          <table:table-cell table:style-name="ce2" office:value-type="date" office:date-value="2021-06-08" calcext:value-type="date">
            <text:p>08 June 2021</text:p>
          </table:table-cell>
          <table:table-cell table:style-name="ce2" office:value-type="date" office:date-value="2021-06-09" calcext:value-type="date">
            <text:p>09 June 2021</text:p>
          </table:table-cell>
          <table:table-cell table:style-name="ce2" office:value-type="date" office:date-value="2021-06-10" calcext:value-type="date">
            <text:p>10 June 2021</text:p>
          </table:table-cell>
          <table:table-cell table:style-name="ce2" office:value-type="date" office:date-value="2021-06-11" calcext:value-type="date">
            <text:p>11 June 2021</text:p>
          </table:table-cell>
          <table:table-cell table:style-name="ce2" office:value-type="date" office:date-value="2021-06-12" calcext:value-type="date">
            <text:p>12 June 2021</text:p>
          </table:table-cell>
          <table:table-cell table:style-name="ce2" office:value-type="date" office:date-value="2021-06-14" calcext:value-type="date">
            <text:p>14 June 2021</text:p>
          </table:table-cell>
          <table:table-cell table:style-name="ce2" office:value-type="date" office:date-value="2021-06-15" calcext:value-type="date">
            <text:p>15 June 2021</text:p>
          </table:table-cell>
          <table:table-cell table:style-name="ce2" office:value-type="date" office:date-value="2021-06-16" calcext:value-type="date">
            <text:p>16 June 2021</text:p>
          </table:table-cell>
          <table:table-cell table:style-name="ce2" office:value-type="date" office:date-value="2021-06-17" calcext:value-type="date">
            <text:p>17 June 2021</text:p>
          </table:table-cell>
          <table:table-cell table:style-name="ce2" office:value-type="date" office:date-value="2021-06-18" calcext:value-type="date">
            <text:p>18 June 2021</text:p>
          </table:table-cell>
          <table:table-cell table:style-name="ce2" office:value-type="date" office:date-value="2021-06-19" calcext:value-type="date">
            <text:p>19 June 2021</text:p>
          </table:table-cell>
          <table:table-cell table:style-name="ce2" office:value-type="date" office:date-value="2021-06-21" calcext:value-type="date">
            <text:p>21 June 2021</text:p>
          </table:table-cell>
          <table:table-cell table:style-name="ce2" office:value-type="date" office:date-value="2021-06-22" calcext:value-type="date">
            <text:p>22 June 2021</text:p>
          </table:table-cell>
          <table:table-cell table:style-name="ce5" office:value-type="date" office:date-value="2021-06-23" calcext:value-type="date">
            <text:p>23 June 2021</text:p>
          </table:table-cell>
          <table:table-cell table:style-name="ce2" office:value-type="date" office:date-value="2021-06-24" calcext:value-type="date">
            <text:p>24 June 2021</text:p>
          </table:table-cell>
          <table:table-cell table:style-name="ce2" office:value-type="date" office:date-value="2021-06-25" calcext:value-type="date">
            <text:p>25 June 2021</text:p>
          </table:table-cell>
          <table:table-cell table:style-name="ce2" office:value-type="date" office:date-value="2021-06-26" calcext:value-type="date">
            <text:p>26 June 202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ais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SUM([.B2:.V2])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raj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SUM([.B3:.V3])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Isma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SUM([.B4:.V4])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Liyaqa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SUM([.B5:.V5])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Yusuf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SUM([.B6:.V6])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shfaqu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SUM([.B7:.V7])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Sohail Usta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SUM([.B8:.V8])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Faiza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SUM([.B9:.V9])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Hasna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SUM([.B10:.V10])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hahid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SUM([.B11:.V11])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Ishtiyaq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SUM([.B12:.V12])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afeez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B13:.V13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sif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M([.B14:.V14])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Wasim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SUM([.B15:.V15])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Mahboob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M([.B16:.V16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Ab Qadar 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([.B17:.V17])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azi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([.B18:.V18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Ab.reh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[.B19:.V19]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fza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[.B20:.V20])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Ramza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M([.B21:.V21])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ohail babu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SUM([.B22:.V22])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Sufya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B23:.V23]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ali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M([.B24:.V24])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Jilani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SUM([.B25:.V25])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Junaid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SUM([.B26:.V26]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shraf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27:.V27])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Tali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SUM([.B28:.V28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b.rauf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9:.V29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hoeb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B30:.V3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zha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B31:.V31]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hoeb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2:.V32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ayyab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B33:.V33])" office:value-type="float" office:value="72" calcext:value-type="float">
            <text:p>72</text:p>
          </table:table-cell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1:33:05.24823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5:02:50.235946235</meta:creation-date>
    <dc:date>2021-06-27T11:41:02.897909472</dc:date>
    <meta:editing-duration>PT47M25S</meta:editing-duration>
    <meta:editing-cycles>12</meta:editing-cycles>
    <meta:generator>LibreOffice/6.4.7.2$Linux_X86_64 LibreOffice_project/40$Build-2</meta:generator>
    <meta:document-statistic meta:table-count="1" meta:cell-count="759" meta:object-count="0"/>
  </office:meta>
</office:document-meta>
</file>